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end" style:justify-single-word="false" style:text-autospace="none"/>
      <style:text-properties style:font-name="Sans Serif" fo:font-size="10pt" style:font-name-asian="Sans Serif" style:font-size-asian="10pt" style:font-name-complex="Sans Serif" style:font-size-complex="10pt"/>
    </style:style>
    <style:style style:name="P2" style:family="paragraph" style:parent-style-name="Heading_20_1">
      <style:paragraph-properties fo:text-align="center" style:justify-single-word="false"/>
    </style:style>
    <style:style style:name="P3" style:family="paragraph" style:parent-style-name="Standard" style:list-style-name="L2"/>
    <style:style style:name="P4" style:family="paragraph" style:parent-style-name="Standard">
      <style:text-properties style:font-name="Times New Roman1" fo:font-size="10pt" style:font-name-asian="Sans Serif" style:font-size-asian="10pt" style:font-name-complex="Sans Serif" style:font-size-complex="10pt"/>
    </style:style>
    <style:style style:name="P5" style:family="paragraph" style:parent-style-name="Standard">
      <style:text-properties style:font-name="Times New Roman1"/>
    </style:style>
    <style:style style:name="P6" style:family="paragraph" style:parent-style-name="Standard">
      <style:paragraph-properties style:text-autospace="none"/>
      <style:text-properties style:font-name="Times New Roman1" fo:font-size="10pt" style:font-name-asian="Sans Serif" style:font-size-asian="10pt" style:font-name-complex="Sans Serif" style:font-size-complex="10pt"/>
    </style:style>
    <style:style style:name="P7" style:family="paragraph" style:parent-style-name="Standard" style:list-style-name="L3">
      <style:paragraph-properties style:text-autospace="none"/>
      <style:text-properties style:font-name="Sans Serif" fo:font-size="10pt" style:font-name-asian="Sans Serif" style:font-size-asian="10pt" style:font-name-complex="Sans Serif" style:font-size-complex="10pt"/>
    </style:style>
    <style:style style:name="P8" style:family="paragraph" style:parent-style-name="Standard">
      <style:paragraph-properties style:text-autospace="none"/>
      <style:text-properties style:font-name="Sans Serif" fo:font-size="10pt" style:font-name-asian="Sans Serif" style:font-size-asian="10pt" style:font-name-complex="Sans Serif" style:font-size-complex="10pt"/>
    </style:style>
    <style:style style:name="P9" style:family="paragraph" style:parent-style-name="Standard" style:list-style-name="L4">
      <style:paragraph-properties style:text-autospace="none"/>
      <style:text-properties style:font-name="Sans Serif" fo:font-size="10pt" style:font-name-asian="Sans Serif" style:font-size-asian="10pt" style:font-name-complex="Sans Serif" style:font-size-complex="10pt"/>
    </style:style>
    <style:style style:name="P10" style:family="paragraph" style:parent-style-name="Standard" style:list-style-name="L5">
      <style:paragraph-properties style:text-autospace="none"/>
      <style:text-properties style:font-name="Sans Serif" fo:font-size="10pt" style:font-name-asian="Sans Serif" style:font-size-asian="10pt" style:font-name-complex="Sans Serif" style:font-size-complex="10pt"/>
    </style:style>
    <style:style style:name="P11" style:family="paragraph" style:parent-style-name="Standard" style:list-style-name="L6">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P12" style:family="paragraph" style:parent-style-name="Standard">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T1" style:family="text">
      <style:text-properties fo:color="#000096"/>
    </style:style>
    <style:style style:name="T2" style:family="text">
      <style:text-properties fo:color="#f5844c"/>
    </style:style>
    <style:style style:name="T3" style:family="text">
      <style:text-properties fo:color="#ff8040"/>
    </style:style>
    <style:style style:name="T4" style:family="text">
      <style:text-properties fo:color="#993300"/>
    </style:style>
    <style:style style:name="T5" style:family="text">
      <style:text-properties fo:color="#000080"/>
    </style:style>
    <style:style style:name="T6" style:family="text">
      <style:text-properties fo:color="#008000"/>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 changed: September 7</text:p>
      <text:p text:style-name="P1"/>
      <text:h text:style-name="P2" text:outline-level="1">Welcome to the OpenTravelsystem Component!<text:tab/><text:tab/><text:tab/></text:h>
      <text:h text:style-name="Heading_20_2" text:outline-level="2">Introduction.</text:h>
      <text:p text:style-name="Standard">This component was initially intended for the travel and tourist industry however it can also be used for shops. The travelsystem is further documented at http://www.opentravelsystem.org . Currently it consists out of a hotel reservation site with a front-end application for E-commerce and a back end system for the maintenance of products, customers, orders/reservations, finance and content management. It is part of the overall OFBiz project and implements the OFBiz system in a multi-company way with simplified functionality. This allows that the same system can be used by many shops/hotels. Every hotel/shop has its own web-application as a front-end, however all hotels/shops use the 'hotelbackend' web application as the back-office.</text:p>
      <text:p text:style-name="Standard"/>
      <text:p text:style-name="Standard">The separation internally between the companies is done via an id prefix which is taken from the partyAcctgPreference table, from the field invoiceIdPrefix.</text:p>
      <text:p text:style-name="Standard">If the PartyId of the <text:s/>logged in userLogin is found in the partyAcctgPreference, the <text:s/>productCategory, product, order, invoice, payment are prefixed with the invoiceIdPrefix.</text:p>
      <text:p text:style-name="Standard">Additionally the invoice prefix is added with a 'P' for a purchase invoice and 'S' for a sales order.</text:p>
      <text:p text:style-name="Standard"/>
      <text:p text:style-name="Standard">Status of the implementation:</text:p>
      <text:list text:style-name="L2">
        <text:list-item>
          <text:p text:style-name="P3">E-commerce application for reservations/orders.</text:p>
        </text:list-item>
        <text:list-item>
          <text:p text:style-name="P3">Party component for customers and suppliers.</text:p>
        </text:list-item>
        <text:list-item>
          <text:p text:style-name="P3">Accounting: payments, invoices, ledger and currencies.</text:p>
        </text:list-item>
        <text:list-item>
          <text:p text:style-name="P3">Product: categories,products,fixed-assets</text:p>
        </text:list-item>
        <text:list-item>
          <text:p text:style-name="P3">Order-management.</text:p>
        </text:list-item>
        <text:list-item>
          <text:p text:style-name="P3">Content-management (to be implemented)</text:p>
        </text:list-item>
      </text:list>
      <text:p text:style-name="Standard"/>
      <text:p text:style-name="Standard">Although originally designed for hotels we are now moving a a more general direction where we implement shops in the same system. </text:p>
      <text:p text:style-name="Standard"/>
      <text:p text:style-name="Standard">Security is not yet fully in place to separate the companies so please use with caution.</text:p>
      <text:p text:style-name="P4"/>
      <text:p text:style-name="P5">We also no have implemented a super simple site called HotelSimple. This site only provides an example screen how to introduce links in an existing website for reservation of specific rooms and/or a list of rooms.</text:p>
      <text:p text:style-name="P6"/>
      <text:h text:style-name="Heading_20_2" text:outline-level="2">How to activate?</text:h>
      <text:list text:style-name="L3">
        <text:list-item>
          <text:p text:style-name="P7">Edit the <text:s/>component-load.xml file (in specialized directory) and activate (un-comment) the line: <text:line-break/><text:span text:style-name="T1">&lt;load-component</text:span><text:span text:style-name="T2"> component-location</text:span><text:span text:style-name="T3">=</text:span><text:span text:style-name="T4">"${ofbiz.home}/specialized/opentravelsystem"</text:span><text:span text:style-name="T1">/&gt;</text:span></text:p>
        </text:list-item>
        <text:list-item>
          <text:p text:style-name="P7">Edit the build.xml in the Ofbiz directory and add to the <text:line-break/> <text:s text:c="2"/><text:span text:style-name="T5">&lt;filelist</text:span> <text:span text:style-name="T5">id=</text:span><text:span text:style-name="T6">"application-builds"</text:span> <text:span text:style-name="T5">dir=</text:span><text:span text:style-name="T6">"applications"</text:span> <text:span text:style-name="T5">files=</text:span><text:line-break/>the reference to <text:s/>../specialized/opentravelsystem/build.xml<text:line-break/>in a similar way as the other applications.</text:p>
        </text:list-item>
        <text:list-item>
          <text:p text:style-name="P7">Run the command 'ant run-install' from the command line to create the test data and to compile.</text:p>
        </text:list-item>
        <text:list-item>
          <text:p text:style-name="P7">Change the order of the /base/config/component-load.xml make sure the opentravelsystem is loaded last because it will override the create* and prepareFind services</text:p>
        </text:list-item>
      </text:list>
      <text:p text:style-name="P8">please make sure the data file in the data directory is loaded. It uses the status codes on the PartyRelationship table.</text:p>
      <text:p text:style-name="P8"/>
      <text:p text:style-name="P8">The accounting part of the system is using the new Accounting system. If you are loading this new accounting system in the Hot-deploy directory you have to make sure the opentravelsystem is loaded last because it is overriding some of the services in the new accounting system.(see point 4 above)</text:p>
      <text:p text:style-name="P8"/>
      <text:h text:style-name="Heading_20_2" text:outline-level="2">How to start.</text:h>
      <text:p text:style-name="P8">The hotel demo site can be started with: <text:a xlink:type="simple" xlink:href="https://localhost:8443/hotelbackend">https://localhost:8443/hotelbackend</text:a></text:p>
      <text:p text:style-name="P8">Clicking on the WebSite tab, will start the Hotel E-commerce frontend application. The frontend application can be started directly with http://localhost:8080/hotelfrontend</text:p>
      <text:h text:style-name="Heading_20_2" text:outline-level="2">Setting up Accounting.</text:h>
      <text:p text:style-name="P8">If you want setup accounting for the first time please use the following sequence:</text:p>
      <text:p text:style-name="P8"/>
      <text:list text:style-name="L4">
        <text:list-item>
          <text:p text:style-name="P9">Enter data about you company: name address, but very important: how much and where, in which countries you want to bill VAT.</text:p>
        </text:list-item>
        <text:list-item>
          <text:p text:style-name="P9">If you can download statements from your bank you can quickly setup payments, invoices and people and companies. Please enter the people (normally only employees before uploading because no VAT need to be calculated in the invoices.</text:p>
        </text:list-item>
        <text:list-item>
          <text:p text:style-name="P9">Upload the statements from your bank and payments and companies (party groups) will be generated.</text:p>
        </text:list-item>
        <text:list-item>
          <text:p text:style-name="P9">Go to utilities and generate invoices from payments. At te same time they will also be connected over the application i.e. that the invoices (sales/purchase) have been paid. It is better to generate only the purchase invoices and enter the sales invoices by hand. I am sure that you know best which sales you have made which is normally more than what customer pay.</text:p>
        </text:list-item>
        <text:list-item>
          <text:p text:style-name="P9">If you did generate your sales invoices, check if all are there, you will have to enter the ones which have not been paid yet manually.</text:p>
        </text:list-item>
        <text:list-item>
          <text:p text:style-name="P9">Identify tax authorities and add addresses of your customers etc...</text:p>
        </text:list-item>
      </text:list>
      <text:p text:style-name="P8"/>
      <text:p text:style-name="P8">If you have setup everything make it a weekly routine to update the administration:</text:p>
      <text:list text:style-name="L5">
        <text:list-item>
          <text:p text:style-name="P10">create the sales invoices for your customers, and send them by e-mail, or print them and send by normal mail.</text:p>
        </text:list-item>
        <text:list-item>
          <text:p text:style-name="P10">Pay <text:s/>invoices you received from your suppliers in your internet bankaccount.</text:p>
        </text:list-item>
        <text:list-item>
          <text:p text:style-name="P10">download new statements from your bank and upload it in to the system to create payments. Now, do not use the 'create sales invoice from payments' but match all payments on existing sales invoices manually. Purchase invoices can be created automatically. If required the party will also be created.</text:p>
        </text:list-item>
        <text:list-item>
          <text:p text:style-name="P10">create a late payment report for your customers and remind them to pay.</text:p>
        </text:list-item>
      </text:list>
      <text:p text:style-name="P8"/>
      <text:p text:style-name="P8">In the monthly cycle create the VAT report for your government to pay the VAT.</text:p>
      <text:h text:style-name="Heading_20_2" text:outline-level="2">The future.</text:h>
      <text:p text:style-name="P8">Although we cannot look in the future we can tell you what our plans are. These plans are highly </text:p>
      <text:p text:style-name="P8">dependent on the customers we can get. If a customer comes in with substantial funds, he will get priority.</text:p>
      <text:h text:style-name="Heading_20_6" text:outline-level="6">The planned next steps:</text:h>
      <text:list text:style-name="L6">
        <text:list-item>
          <text:p text:style-name="P11">Install a number of shops.</text:p>
        </text:list-item>
        <text:list-item>
          <text:p text:style-name="P11">To create a travel agent demo reservation site.</text:p>
        </text:list-item>
        <text:list-item>
          <text:p text:style-name="P11">to implement a hotel property management system.</text:p>
        </text:list-item>
        <text:list-item>
          <text:p text:style-name="P11">to implement an event ticketing site.</text:p>
        </text:list-item>
        <text:list-item>
          <text:p text:style-name="P11">implement demo's for car/boat rental</text:p>
        </text:list-item>
      </text:list>
      <text:p text:style-name="P12"><text:tab/></text:p>
      <text:p text:style-name="P8">If you are interested to contribute, you are highly welcome. If you find a customer who like to use the system, we can support you with the implementation and customization for very good rates</text:p>
      <text:p text:style-name="P8">because we are located in Thailand where the salaries are very competitive. See www.antwebsystems.com for more info.</text:p>
      <text:p text:style-name="P8"/>
      <text:p text:style-name="P8">Regards,</text:p>
      <text:p text:style-name="P8">Hans Bakk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01-09T10:16:29</meta:creation-date>
    <dc:creator>Hans Bakker</dc:creator>
    <dc:date>2006-01-12T13:01:20</dc:date>
    <dc:language>en-US</dc:language>
    <meta:editing-cycles>21</meta:editing-cycles>
    <meta:editing-duration>PT2H8M49S</meta:editing-duration>
    <meta:user-defined meta:name="Info 1"/>
    <meta:user-defined meta:name="Info 2"/>
    <meta:user-defined meta:name="Info 3"/>
    <meta:user-defined meta:name="Info 4"/>
    <meta:document-statistic meta:table-count="0" meta:image-count="0" meta:object-count="0" meta:page-count="3" meta:paragraph-count="55" meta:word-count="962" meta:character-count="5912"/>
  </office:meta>
</office:document-meta>
</file>